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pt" fo:country="BR" officeooo:rsid="0014909e" officeooo:paragraph-rsid="0014909e"/>
    </style:style>
    <style:style style:name="P2" style:family="paragraph" style:parent-style-name="Standard">
      <style:text-properties fo:language="pt" fo:country="BR" fo:font-weight="bold" officeooo:rsid="00152ef7" officeooo:paragraph-rsid="00152ef7" style:font-weight-asian="bold" style:font-weight-complex="bold"/>
    </style:style>
    <style:style style:name="P3" style:family="paragraph" style:parent-style-name="Standard">
      <style:text-properties fo:language="pt" fo:country="BR" fo:font-weight="bold" officeooo:rsid="0019577f" officeooo:paragraph-rsid="0019577f" style:font-weight-asian="bold" style:font-weight-complex="bold"/>
    </style:style>
    <style:style style:name="P4" style:family="paragraph" style:parent-style-name="Standard">
      <style:text-properties fo:language="pt" fo:country="BR" fo:font-weight="bold" officeooo:rsid="001a113c" officeooo:paragraph-rsid="001a113c" style:font-weight-asian="bold" style:font-weight-complex="bold"/>
    </style:style>
    <style:style style:name="P5" style:family="paragraph" style:parent-style-name="Standard">
      <style:text-properties fo:language="pt" fo:country="BR" fo:font-weight="normal" officeooo:rsid="0019577f" officeooo:paragraph-rsid="0019577f" style:font-weight-asian="normal" style:font-weight-complex="normal"/>
    </style:style>
    <style:style style:name="P6" style:family="paragraph" style:parent-style-name="Standard">
      <style:text-properties fo:language="pt" fo:country="BR" fo:font-weight="normal" officeooo:rsid="0019577f" officeooo:paragraph-rsid="0023c087" style:font-weight-asian="normal" style:font-weight-complex="normal"/>
    </style:style>
    <style:style style:name="P7" style:family="paragraph" style:parent-style-name="Standard">
      <style:text-properties fo:language="pt" fo:country="BR" fo:font-weight="normal" officeooo:rsid="001c0674" officeooo:paragraph-rsid="001c0674" style:font-weight-asian="normal" style:font-weight-complex="normal"/>
    </style:style>
    <style:style style:name="P8" style:family="paragraph" style:parent-style-name="Standard">
      <style:text-properties fo:language="pt" fo:country="BR" officeooo:rsid="001d9d5b" officeooo:paragraph-rsid="0014909e"/>
    </style:style>
    <style:style style:name="P9" style:family="paragraph" style:parent-style-name="Standard">
      <style:text-properties fo:language="pt" fo:country="BR" officeooo:rsid="00265589" officeooo:paragraph-rsid="00265589"/>
    </style:style>
    <style:style style:name="P10" style:family="paragraph" style:parent-style-name="Standard">
      <style:text-properties fo:language="pt" fo:country="BR" officeooo:rsid="0023c087" officeooo:paragraph-rsid="00152ef7"/>
    </style:style>
    <style:style style:name="P11" style:family="paragraph" style:parent-style-name="Standard">
      <style:text-properties fo:language="pt" fo:country="BR" style:text-underline-style="solid" style:text-underline-width="auto" style:text-underline-color="font-color" fo:font-weight="bold" officeooo:rsid="0027021d" officeooo:paragraph-rsid="0027021d" style:font-weight-asian="bold" style:font-weight-complex="bold"/>
    </style:style>
    <style:style style:name="P12" style:family="paragraph" style:parent-style-name="Standard">
      <style:text-properties fo:language="pt" fo:country="BR" style:text-underline-style="solid" style:text-underline-width="auto" style:text-underline-color="font-color" fo:font-weight="bold" officeooo:rsid="00265589" officeooo:paragraph-rsid="0027021d" style:font-weight-asian="bold" style:font-weight-complex="bold"/>
    </style:style>
    <style:style style:name="P13" style:family="paragraph" style:parent-style-name="Standard">
      <style:text-properties fo:font-size="18pt" fo:language="pt" fo:country="BR" fo:font-weight="bold" officeooo:rsid="0014909e" officeooo:paragraph-rsid="0014909e" style:font-weight-asian="bold" style:font-weight-complex="bold"/>
    </style:style>
    <style:style style:name="P14" style:family="paragraph" style:parent-style-name="Standard">
      <style:text-properties fo:font-size="12pt" fo:language="pt" fo:country="BR" officeooo:rsid="0014909e" officeooo:paragraph-rsid="0014909e"/>
    </style:style>
    <style:style style:name="P15" style:family="paragraph" style:parent-style-name="Standard">
      <style:text-properties fo:font-size="12pt" fo:language="pt" fo:country="BR" style:text-underline-style="solid" style:text-underline-width="auto" style:text-underline-color="font-color" fo:font-weight="bold" officeooo:rsid="00274234" officeooo:paragraph-rsid="00274234" style:font-weight-asian="bold" style:font-weight-complex="bold"/>
    </style:style>
    <style:style style:name="P16" style:family="paragraph" style:parent-style-name="Standard">
      <style:text-properties fo:color="#000000" fo:font-size="12pt" fo:language="pt" fo:country="BR" officeooo:rsid="00157d1a" officeooo:paragraph-rsid="0014909e"/>
    </style:style>
    <style:style style:name="P17" style:family="paragraph" style:parent-style-name="Standard">
      <style:text-properties fo:font-size="16pt" fo:language="pt" fo:country="BR" fo:font-weight="bold" officeooo:rsid="001848b9" officeooo:paragraph-rsid="001848b9" style:font-weight-asian="bold" style:font-weight-complex="bold"/>
    </style:style>
    <style:style style:name="P18" style:family="paragraph" style:parent-style-name="Standard">
      <style:text-properties fo:font-size="20pt" fo:language="pt" fo:country="BR" fo:font-weight="bold" officeooo:rsid="00274234" officeooo:paragraph-rsid="00274234" style:font-weight-asian="bold" style:font-weight-complex="bold"/>
    </style:style>
    <style:style style:name="P19" style:family="paragraph" style:parent-style-name="Text_20_body">
      <style:text-properties fo:font-variant="normal" fo:text-transform="none" fo:color="#000000" style:font-name="Arial" fo:font-size="12pt" fo:letter-spacing="normal" fo:language="pt" fo:country="BR" fo:font-style="normal" style:text-underline-style="solid" style:text-underline-width="auto" style:text-underline-color="font-color" fo:font-weight="bold" officeooo:rsid="0014909e" officeooo:paragraph-rsid="0014909e"/>
    </style:style>
    <style:style style:name="P20" style:family="paragraph" style:parent-style-name="Text_20_body">
      <style:text-properties fo:font-variant="normal" fo:text-transform="none" fo:color="#000000" style:font-name="Arial" fo:font-size="12pt" fo:letter-spacing="normal" fo:language="pt" fo:country="BR" fo:font-style="normal" style:text-underline-style="none" fo:font-weight="normal" officeooo:rsid="0014909e" officeooo:paragraph-rsid="0014909e" style:font-weight-asian="normal" style:font-weight-complex="normal"/>
    </style:style>
    <style:style style:name="P21" style:family="paragraph" style:parent-style-name="Text_20_body">
      <style:text-properties fo:font-variant="normal" fo:text-transform="none" fo:color="#000000" style:font-name="Arial" fo:font-size="12pt" fo:letter-spacing="normal" fo:font-style="normal" fo:font-weight="normal" officeooo:paragraph-rsid="0014909e"/>
    </style:style>
    <style:style style:name="P22"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font-name="Arial" fo:font-size="12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fo:letter-spacing="normal"/>
    </style:style>
    <style:style style:name="P24" style:family="paragraph" style:parent-style-name="Text_20_body">
      <style:paragraph-properties fo:margin-left="0cm" fo:margin-right="0cm" fo:margin-top="0cm" fo:margin-bottom="0cm" loext:contextual-spacing="false" fo:line-height="150%" fo:text-align="justify" style:justify-single-word="false" fo:orphans="2" fo:widows="2" fo:text-indent="1.251cm" style:auto-text-indent="false"/>
    </style:style>
    <style:style style:name="P25" style:family="paragraph" style:parent-style-name="Text_20_body">
      <style:paragraph-properties fo:margin-left="0cm" fo:margin-right="0cm" fo:margin-top="0.635cm" fo:margin-bottom="0.635cm" loext:contextual-spacing="false" fo:line-height="150%" fo:text-align="start" style:justify-single-word="false" fo:orphans="2" fo:widows="2" fo:text-indent="0cm" style:auto-text-indent="false"/>
      <style:text-properties fo:font-variant="normal" fo:text-transform="none" fo:color="#000000" style:font-name="Arial" fo:font-size="10pt" fo:letter-spacing="normal" fo:font-style="normal" fo:font-weight="normal"/>
    </style:style>
    <style:style style:name="P26" style:family="paragraph" style:parent-style-name="Heading_20_4">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style:text-underline-style="solid" style:text-underline-width="auto" style:text-underline-color="font-color"/>
    </style:style>
    <style:style style:name="P27" style:family="paragraph" style:parent-style-name="Heading_20_3">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style:text-underline-style="solid" style:text-underline-width="auto" style:text-underline-color="font-color" fo:font-weight="bold"/>
    </style:style>
    <style:style style:name="P28" style:family="paragraph" style:parent-style-name="Heading_20_5">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style:font-name="Arial" fo:font-size="12pt" fo:letter-spacing="normal" fo:font-style="italic" style:text-underline-style="solid" style:text-underline-width="auto" style:text-underline-color="font-color"/>
    </style:style>
    <style:style style:name="P29" style:family="paragraph" style:parent-style-name="Heading_20_2">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Arial" fo:font-size="12pt" fo:letter-spacing="normal" fo:font-style="normal" style:text-underline-style="solid" style:text-underline-width="auto" style:text-underline-color="font-color"/>
    </style:style>
    <style:style style:name="P30" style:family="paragraph" style:parent-style-name="Heading_20_1">
      <style:text-properties fo:font-variant="normal" fo:text-transform="none" fo:color="#000000" style:font-name="Arial" fo:font-size="12pt" fo:letter-spacing="normal" fo:language="pt" fo:country="BR" fo:font-style="normal" style:text-underline-style="solid" style:text-underline-width="auto" style:text-underline-color="font-color" fo:font-weight="bold" officeooo:rsid="0014909e" officeooo:paragraph-rsid="0014909e"/>
    </style:style>
    <style:style style:name="P31" style:family="paragraph" style:parent-style-name="Heading_20_1">
      <style:text-properties fo:font-variant="normal" fo:text-transform="none" fo:color="#000000" style:font-name="Arial" fo:font-size="12pt" fo:letter-spacing="normal" fo:language="pt" fo:country="BR" fo:font-style="normal" style:text-underline-style="none" fo:font-weight="normal" officeooo:rsid="0014909e" officeooo:paragraph-rsid="0014909e" style:font-weight-asian="normal" style:font-weight-complex="normal"/>
    </style:style>
    <style:style style:name="P32" style:family="paragraph" style:parent-style-name="Heading_20_1">
      <style:text-properties fo:font-variant="normal" fo:text-transform="none" fo:color="#000000" style:font-name="Arial" fo:font-size="12pt" fo:letter-spacing="normal" fo:font-style="normal" style:text-underline-style="solid" style:text-underline-width="auto" style:text-underline-color="font-color" fo:font-weight="bold" officeooo:paragraph-rsid="0014909e"/>
    </style:style>
    <style:style style:name="P33" style:family="paragraph" style:parent-style-name="Standard" style:list-style-name="L1">
      <style:text-properties style:text-line-through-style="solid" style:text-line-through-type="single" fo:language="pt" fo:country="BR" officeooo:rsid="001a113c" officeooo:paragraph-rsid="001a113c"/>
    </style:style>
    <style:style style:name="P34" style:family="paragraph" style:parent-style-name="Standard" style:list-style-name="L2">
      <style:text-properties style:text-line-through-style="solid" style:text-line-through-type="single" fo:language="pt" fo:country="BR" fo:font-weight="normal" officeooo:rsid="00258df7" officeooo:paragraph-rsid="00258df7" style:font-weight-asian="normal" style:font-weight-complex="normal"/>
    </style:style>
    <style:style style:name="P35" style:family="paragraph" style:parent-style-name="Standard" style:list-style-name="L2">
      <style:text-properties style:text-line-through-style="solid" style:text-line-through-type="single" fo:language="pt" fo:country="BR" fo:font-weight="normal" officeooo:rsid="002546cf" officeooo:paragraph-rsid="002546cf" style:font-weight-asian="normal" style:font-weight-complex="normal"/>
    </style:style>
    <style:style style:name="P36" style:family="paragraph" style:parent-style-name="Standard" style:list-style-name="L3">
      <style:text-properties style:text-line-through-style="solid" style:text-line-through-type="single" fo:language="pt" fo:country="BR" fo:font-weight="normal" officeooo:rsid="0019577f" officeooo:paragraph-rsid="0019577f" style:font-weight-asian="normal" style:font-weight-complex="normal"/>
    </style:style>
    <style:style style:name="P37" style:family="paragraph" style:parent-style-name="Standard" style:list-style-name="L4">
      <style:text-properties style:text-line-through-style="solid" style:text-line-through-type="single" fo:language="pt" fo:country="BR" fo:font-weight="bold" officeooo:rsid="00187861" officeooo:paragraph-rsid="001c0674" style:font-weight-asian="bold" style:font-weight-complex="bold"/>
    </style:style>
    <style:style style:name="P38" style:family="paragraph" style:parent-style-name="Standard" style:list-style-name="L4">
      <style:text-properties style:text-line-through-style="solid" style:text-line-through-type="single" fo:language="pt" fo:country="BR" fo:font-weight="bold" officeooo:rsid="00152ef7" officeooo:paragraph-rsid="001c0674" style:font-weight-asian="bold" style:font-weight-complex="bold"/>
    </style:style>
    <style:style style:name="P39" style:family="paragraph" style:parent-style-name="Standard">
      <style:text-properties style:text-line-through-style="solid" style:text-line-through-type="single" fo:language="pt" fo:country="BR" fo:font-weight="bold" officeooo:rsid="00152ef7" officeooo:paragraph-rsid="00152ef7" style:font-weight-asian="bold" style:font-weight-complex="bold"/>
    </style:style>
    <style:style style:name="P40" style:family="paragraph" style:parent-style-name="Standard">
      <style:text-properties style:text-line-through-style="solid" style:text-line-through-type="single" fo:language="pt" fo:country="BR" fo:font-weight="bold" officeooo:rsid="003e22da" officeooo:paragraph-rsid="003e22da" style:font-weight-asian="bold" style:font-weight-complex="bold"/>
    </style:style>
    <style:style style:name="P41" style:family="paragraph" style:parent-style-name="Standard" style:list-style-name="L4">
      <style:text-properties style:text-line-through-style="solid" style:text-line-through-type="single" fo:language="pt" fo:country="BR" officeooo:rsid="00152ef7" officeooo:paragraph-rsid="001c0674"/>
    </style:style>
    <style:style style:name="P42" style:family="paragraph" style:parent-style-name="Standard" style:list-style-name="L5">
      <style:text-properties style:text-line-through-style="solid" style:text-line-through-type="single" fo:language="pt" fo:country="BR" officeooo:rsid="00300d88" officeooo:paragraph-rsid="00300d88"/>
    </style:style>
    <style:style style:name="P43" style:family="paragraph" style:parent-style-name="Standard" style:list-style-name="L2">
      <style:text-properties fo:language="pt" fo:country="BR" fo:font-weight="normal" officeooo:rsid="002546cf" officeooo:paragraph-rsid="002546cf" style:font-weight-asian="normal" style:font-weight-complex="normal"/>
    </style:style>
    <style:style style:name="P44" style:family="paragraph" style:parent-style-name="Standard" style:list-style-name="L5">
      <style:text-properties fo:language="pt" fo:country="BR" officeooo:rsid="00300d88" officeooo:paragraph-rsid="00300d88"/>
    </style:style>
    <style:style style:name="P45" style:family="paragraph" style:parent-style-name="Standard" style:list-style-name="L6">
      <style:text-properties fo:language="pt" fo:country="BR" style:text-underline-style="none" fo:font-weight="normal" officeooo:rsid="0027021d" officeooo:paragraph-rsid="0027021d" style:font-weight-asian="normal" style:font-weight-complex="normal"/>
    </style:style>
    <style:style style:name="P46" style:family="paragraph" style:parent-style-name="Standard" style:list-style-name="L7">
      <style:text-properties fo:language="pt" fo:country="BR" style:text-underline-style="none" fo:font-weight="normal" officeooo:rsid="0027021d" officeooo:paragraph-rsid="0027021d" style:font-weight-asian="normal" style:font-weight-complex="normal"/>
    </style:style>
    <style:style style:name="P47" style:family="paragraph" style:parent-style-name="Standard" style:list-style-name="L5">
      <style:text-properties fo:language="pt" fo:country="BR" style:text-underline-style="solid" style:text-underline-width="auto" style:text-underline-color="font-color" officeooo:rsid="003735c3" officeooo:paragraph-rsid="003735c3"/>
    </style:style>
    <style:style style:name="P48" style:family="paragraph" style:parent-style-name="Standard" style:list-style-name="L5">
      <style:text-properties fo:color="#ce181e" fo:language="pt" fo:country="BR" officeooo:rsid="0037721e" officeooo:paragraph-rsid="0037721e"/>
    </style:style>
    <style:style style:name="T1" style:family="text">
      <style:text-properties officeooo:rsid="00152ef7"/>
    </style:style>
    <style:style style:name="T2" style:family="text">
      <style:text-properties fo:color="#ce181e" officeooo:rsid="00152ef7"/>
    </style:style>
    <style:style style:name="T3" style:family="text">
      <style:text-properties fo:color="#000000" officeooo:rsid="00157d1a"/>
    </style:style>
    <style:style style:name="T4" style:family="text">
      <style:text-properties officeooo:rsid="001848b9"/>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3c087"/>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text-transform="uppercase"/>
    </style:style>
    <style:style style:name="T13" style:family="text">
      <style:text-properties style:text-line-through-style="none" style:text-line-through-type="none" style:text-underline-style="none" style:text-blinking="false" fo:background-color="transparent" loext:char-shading-value="0"/>
    </style:style>
    <style:style style:name="T14" style:family="text">
      <style:text-properties style:font-name="Arial" fo:font-size="12pt" fo:font-style="normal" fo:font-weight="normal"/>
    </style:style>
    <style:style style:name="T15" style:family="text">
      <style:text-properties style:text-line-through-style="solid" style:text-line-through-type="single"/>
    </style:style>
    <style:style style:name="T16" style:family="text">
      <style:text-properties officeooo:rsid="0030ed97"/>
    </style:style>
    <style:style style:name="T17" style:family="text">
      <style:text-properties officeooo:rsid="003a223f"/>
    </style:style>
    <style:style style:name="T18" style:family="text">
      <style:text-properties officeooo:rsid="003e22da"/>
    </style:style>
    <style:style style:name="fr1" style:family="graphic" style:parent-style-name="Graphics">
      <style:graphic-properties fo:margin-left="0cm" fo:margin-right="0.176cm" fo:margin-top="0.176cm" fo:margin-bottom="0.176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Processamento de Linguagem Natural Aplicado à Análise de Logs de Sistema</text:p>
      <text:p text:style-name="P1"/>
      <text:p text:style-name="P1">Proposta para detecção antecipada de falhas em Discos Rígidos Externos à partir do estudo processamento de logs de sistem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7">Introdução</text:p>
      <text:p text:style-name="P14"/>
      <text:p text:style-name="P14"><text:tab/><text:span text:style-name="T1">Um sistema operacional como Kernel/Linux gera uma grande carga de mensagens de log </text:span><text:span text:style-name="T2">a cada segundo </text:span><text:span text:style-name="T3">com intuito de reportar a saúde do sistema como um todo e de cada um dos dispositivos que o compõe. Por mais rico que seja esse diagnóstico, decifrá-lo não é das coisas mais triviais, nem mesmo para os usuários mais experientes. </text:span></text:p>
      <text:p text:style-name="P16"><text:tab/>A discussão que quero trazer com a proposta aqui apresentada é <text:span text:style-name="T4">possibilidade de</text:span> relacionar tudo o que é reportado pelo sistema e criar um modelo capaz de prever, com certo grau de eficiência, quando um módulo poderá vir a apresentar algum tipo de falha. O objeto de estudo dessa dissertação é o disco rígido externo contudo, com o que aqui é proposto, não tenho dúvidas <text:span text:style-name="T4">da possibilidade de</text:span> generalizar a aplicação para diferentes camadas do sistema.</text:p>
      <text:p text:style-name="P16"><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text:span text:style-name="T9">TRABALHO</text:span><text:span text:style-name="T11"> </text:span></text:p>
      <text:p text:style-name="P4">RESUMO</text:p>
      <text:list xml:id="list163351895" text:style-name="L1">
        <text:list-item>
          <text:p text:style-name="P33">Utilizar <text:span text:style-name="T6">abstract </text:span><text:span text:style-name="T7">do arquivo, como referência </text:span></text:p>
        </text:list-item>
      </text:list>
      <text:p text:style-name="P1"/>
      <text:p text:style-name="P3">DESENVOLVIMENTO</text:p>
      <text:p text:style-name="P5"/>
      <text:p text:style-name="P5"><text:span text:style-name="T8">1</text:span>. O que são os log de sistema e como é possível utilizá-los</text:p>
      <text:list xml:id="list3099136250" text:style-name="L2">
        <text:list-item>
          <text:p text:style-name="P43">O<text:span text:style-name="T15"> Kernel/Linux Embarcado</text:span></text:p>
          <text:list>
            <text:list-item>
              <text:p text:style-name="P34">Versão de Kernel/Linux utilizado (Pegar via linha de comando)</text:p>
            </text:list-item>
          </text:list>
        </text:list-item>
        <text:list-item>
          <text:p text:style-name="P35">O syslog (syslogd + klogd)</text:p>
          <text:list>
            <text:list-item>
              <text:p text:style-name="P35">Estrutura da mensagem</text:p>
            </text:list-item>
            <text:list-item>
              <text:p text:style-name="P35">Diferentes tipos de níveis de mensagem de log</text:p>
            </text:list-item>
          </text:list>
        </text:list-item>
      </text:list>
      <text:list xml:id="list1072834065" text:style-name="L3">
        <text:list-item>
          <text:p text:style-name="P36">Tamanho da mensagem padrão (utilizar artigo como referência)</text:p>
        </text:list-item>
      </text:list>
      <text:p text:style-name="P7"><text:span text:style-name="T8">2</text:span>. Abrodagem dos conceitos técnicos (Utilizar livro e artigos para referência)</text:p>
      <text:list xml:id="list380254347" text:style-name="L4">
        <text:list-item>
          <text:p text:style-name="P37">word2vec</text:p>
        </text:list-item>
        <text:list-item>
          <text:p text:style-name="P41">Redes Neurais</text:p>
        </text:list-item>
        <text:list-item>
          <text:p text:style-name="P41">Multi Layer Perceptron</text:p>
        </text:list-item>
        <text:list-item>
          <text:p text:style-name="P38">Deep Learning</text:p>
        </text:list-item>
      </text:list>
      <text:p text:style-name="P2"/>
      <text:p text:style-name="P10">3. Possíveis aplicações no problema</text:p>
      <text:list xml:id="list2556875769" text:style-name="L5">
        <text:list-item>
          <text:p text:style-name="P42">Exemplo de Vetorização de um arquivo de log</text:p>
          <text:list>
            <text:list-item>
              <text:p text:style-name="P42">Adicionar representação no plano cartesiano</text:p>
            </text:list-item>
          </text:list>
        </text:list-item>
        <text:list-item>
          <text:p text:style-name="P44">Desenvolver ideia de implementação</text:p>
          <text:list>
            <text:list-item>
              <text:p text:style-name="P42">Palavras próximas</text:p>
            </text:list-item>
            <text:list-item>
              <text:p text:style-name="P42">Janela de tempo <text:span text:style-name="T16">(24h)</text:span> x Mensagens</text:p>
            </text:list-item>
            <text:list-item>
              <text:p text:style-name="P42">Relacionar nível de criticidade</text:p>
            </text:list-item>
            <text:list-item>
              <text:p text:style-name="P47"><text:span text:style-name="T15">Treinamento</text:span> <text:span text:style-name="T17">e Classificação</text:span></text:p>
            </text:list-item>
            <text:list-item>
              <text:p text:style-name="P48">O que fazer com a previsão? <text:span text:style-name="T18">Falar na Conclusão</text:span></text:p>
            </text:list-item>
          </text:list>
        </text:list-item>
        <text:list-item>
          <text:p text:style-name="P42">TensorFlow Lite para embarcar o modelo</text:p>
          <text:list>
            <text:list-item>
              <text:p text:style-name="P42">Explicar como pode ser feito</text:p>
            </text:list-item>
          </text:list>
        </text:list-item>
        <text:list-item>
          <text:p text:style-name="P44"/>
        </text:list-item>
      </text:list>
      <text:p text:style-name="P6"><text:span text:style-name="T8">3. </text:span>1. Machine Learning Canvas: Apresentar alguns pontos chave</text:p>
      <text:p text:style-name="P39">Conclusão</text:p>
      <text:p text:style-name="P40">Referências Biblíograficas</text:p>
      <text:p text:style-name="P1"/>
      <text:p text:style-name="P8"/>
      <text:p text:style-name="P11">APRESENTAÇÃO</text:p>
      <text:list xml:id="list81021920" text:style-name="L6">
        <text:list-item>
          <text:p text:style-name="P45">O Kernel/Linux embarcado</text:p>
          <text:list>
            <text:list-item>
              <text:p text:style-name="P45">Procurar conteúdo do treinamento embedded labworks e utilizar</text:p>
            </text:list-item>
            <text:list-item>
              <text:p text:style-name="P45">Mensagens de log de sistema</text:p>
            </text:list-item>
          </text:list>
        </text:list-item>
        <text:list-item>
          <text:p text:style-name="P45"/>
        </text:list-item>
      </text:list>
      <text:list xml:id="list760401846" text:style-name="L7">
        <text:list-header>
          <text:p text:style-name="P46"/>
        </text:list-header>
      </text:list>
      <text:p text:style-name="P12"/>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RABALHO BACKUP – DRAFT</text:p>
      <text:p text:style-name="P15">RESUMO</text:p>
      <text:h text:style-name="P31" text:outline-level="1">Mitigar o impacto de uma falha computacional se torna possível quando predições de falhas acuradas são empregadas. Toda uma engenharia preventiva pode agir quando sabe-se que o sistema está no limiar de um evento de falha e assim, medidas podem ser tomadas afim de não haver grande impacto para o usuário. Pensando em situações onde existe um grande número de dispositivos rodando com diversos componentes, um sistema preditivo de falhas pode mostrar-se bastante útil. O grande desafio é montar e modelar um sistema capaz de fazer previsões com um bom tempo de antecedência. </text:h>
      <text:p text:style-name="P20"><text:s text:c="5"/>A discussão aqui proposta visa analisar a viabilidade de um modelo para predição de falhas, baseado em análise de mensagens de log de sistema. Tais mensagens apresentam mudanças no sistema que podem indicar que algum componente não está se comportando da maneira esperada. Mensagens isoladas de log podem não dizer nada, contudo uma sequência ou um certo padrão delas pode ser suficiente para prever alguma falha no sistema.</text:p>
      <text:h text:style-name="P30" text:outline-level="1">INTRODUÇÃO</text:h>
      <text:p text:style-name="P23"> <text:span text:style-name="T14">Um sistema operacional como Kernel/Linux gera uma grande carga de mensagens de log a cada segundo com intuito de reportar a saúde do sistema como um todo e de cada um dos dispositivos que o compõe. Por mais rico que seja esse diagnóstico, decifrá-lo não é das coisas mais triviais, nem mesmo para os usuários mais experientes.</text:span></text:p>
      <text:p text:style-name="P22">Devido a sua natureza <text:span text:style-name="T5">open source, </text:span>o Kernel/Linux torna-se muito atrativo quando se tem como proposta embarcar um sistema operacional de tempo real em dispositivos diversos, tal qual um decodificador de sinal para TV digital que será utilizado para estudo de caso na presente dissertação.</text:p>
      <text:p text:style-name="P23"> <text:span text:style-name="T14">A discussão que quero trazer com a proposta aqui apresentada é possibilidade de relacionar tudo o que é reportado pelo sistema e criar um modelo capaz de prever, com certo grau de eficiência, quando um módulo poderá vir a apresentar algum tipo de falha. O objeto de estudo dessa dissertação é o disco rígido externo contudo, com o que aqui é </text:span><text:soft-page-break/><text:span text:style-name="T14">proposto, não há dúvidas quanto a  possibilidade de generalizar a aplicação para diferentes camadas do sistema.</text:span></text:p>
      <text:p text:style-name="P19"/>
      <text:h text:style-name="P32" text:outline-level="1">DESENVOLVIMENTO</text:h>
      <text:p text:style-name="P22">Um sistema Linux embarcado, possui característica específicas. Porém, tanto uma distribuição comum encontrada em servidores e desktops, quanto uma embarcada em uma placa com um fim específico, fornecem uma grande quantidade de mensagens que registram o estado do sistema e de seus componentes. Estas são as chamadas mensagens de log</text:p>
      <text:p text:style-name="P22">O problema aqui estudado é relacionado a falhas no disco rígido externo em um decodificador de sinal digital e como pode-se aproveitar as mensagens geradas nos momentos que antecedem tais falhas.</text:p>
      <text:p text:style-name="P22">Utilizando técnicas para vetorizar palavras e posteriormente aplicar modelos de aprendizagem de máquina, é possível encontrar padrões e anomalias dentro do sistema. Nos capítulos à seguir serão apresentados alguns conceitos técnicos para se alcançar o que é proposto na presente dissertação, assim como uma sugestão para a solução do problema</text:p>
      <text:h text:style-name="P29" text:outline-level="2">O KERNEL/LINUX  </text:h>
      <text:p text:style-name="P22">Quando se fala de Linux no dia a dia, normalmente a referência é a uma distribuição Linux. Tais distribuições variam de propósito e tamanho, contudo possuem um objetivo comum: Fornecer ao usuário um algo pronto, com sistema de arquivos definido e um processo de instalação, tanto para o seu sistema operacional (Kernel) quanto para todos os outros softwares construídos em cima dele, que permita seu funcionamento em um determinado hardware <text:bookmark text:name="517a5398-d4d5-43c7-a991-938a3419291a"/>(<text:span text:style-name="T12">YAGHMOUR</text:span> et al., 2008, p. 25).</text:p>
      <text:h text:style-name="P27" text:outline-level="3">Linux embarcado  </text:h>
      <text:p text:style-name="P22">Linux embarcado é comumente entendido como um sistema completo, ainda que o termo "embarcado" não signifique um formato especial de Kernel/Linux. Na verdade, a mesma versão do sistema operacional kernel pode estar presente em uma variedade de dispositivos diferentes, de servidores com uma grande capacidade de processamento a um simples dispositivo de monitoramento qualquer com memória limitada. O que diferencia os sistemas são suas configurações, que estarão de acordo com o fim proposto. </text:p>
      <text:p text:style-name="P22">Um Sistema embarcado pode ser descrito, em síntese, como uma placa contendo todos os componentes que montam um computador - da maneira que o público no geral <text:soft-page-break/>está acostumado - como processador, memórias e dispositivos de entrada e saída. Seu funcionamento está condicionado as limitações de seu hardware, em contraste com a modularidade e propósito generalista de desktops e notebooks.</text:p>
      <text:p text:style-name="P22">O Kernel/Linux embarcado é configurado tal qual as limitações do sistema no qual ele é inserido, bem como tais configurações têm como objetivo atender a necessidade operacional proposta. Por exemplo, o Kernel/Linux pode estar embarcado em um dispositivo de monitoramento de temperatura, que basicamente terá um sensor e uma interface serial para comunicação, ou pode-se pensar em um sistema de áudio automotivo com interfaces bluetooth e w-fi para comunicação e  uma interface para processamento de áudio e vídeo. Enfim, a aplicação para  um sistema Linux embarcado é muito versátil e sua única limitação é o preço que o cliente final quer pagar por ele.</text:p>
      <text:h text:style-name="P27" text:outline-level="3">Os logs do sistema</text:h>
      <text:p text:style-name="P22">Muitas das aplicações registram dados sobre suas ações e status. Estes registros, chamados de log, são guardados no sistema de arquivos do Linux, normalmente em '/var/syslog/', mas o usuário pode escolher um outro local que faça mais sentido para ele. </text:p>
      <text:p text:style-name="P22">Para escrever no arquivo de log, uma aplicação chamada syslogd é utilizada. Ela irá ler a mensagem de log, que deve estar formatada de acordo com um padrão definido, e escrever no arquivo de log. </text:p>
      <text:p text:style-name="P22">O syslog é o formato onipresente no sistemas Linux, podendo ser encontrado em todas as suas  variantes <text:bookmark text:name="a36481eb-a71f-4b20-be63-ac19ed1a3660"/>(<text:span text:style-name="T12">MATOTEK</text:span>; <text:span text:style-name="T12">TURNBULL</text:span>; <text:span text:style-name="T12">LIEVERDINK</text:span>, 2017).</text:p>
      <text:p text:style-name="P25"><text:bookmark text:name="5f0c728db2af1b33b7000001"/><text:span text:style-name="T13">Mensagens de log caputradas pelo syslogd</text:span><text:line-break/><draw:frame draw:style-name="fr1" draw:name="Image1" text:anchor-type="as-char" svg:width="16.007cm" svg:height="1.138cm" draw:z-index="0"><draw:image xlink:href="https://media-mettzer-com.s3.amazonaws.com/users/5f08f96255e6060bae597e0e/images/5f0c728caa7bb50c2a8d6dfc/upload_7a6cc69abbc377e2473170a5c371f418.png" xlink:type="simple" xlink:show="embed" xlink:actuate="onLoad" loext:mime-type="image/png"/><svg:title>Mensagens de log caputradas pelo syslogd</svg:title></draw:frame>O autor (2020) </text:p>
      <text:p text:style-name="P22">Como pode ser visto na figura 1, cada linha de entrada no arquivo de log, é constituída pela data, usuário, nível da mensagem e o conteúdo, propriamente dito.</text:p>
      <text:p text:style-name="P22">As mensagens podem ser caracterizadas por níveis que variam desde informações apenas, até mensagens de emergência, quando o sistema esta no limiar de um problema mais sério. A figura 2 ilustra tais níveis.</text:p>
      <text:p text:style-name="P25"><text:bookmark text:name="5f0cee2c059ef08bc4000005"/><text:soft-page-break/><text:span text:style-name="T13">Níveis de log do Kernel</text:span><text:line-break/><draw:frame draw:style-name="fr1" draw:name="Image2" text:anchor-type="as-char" svg:width="15.875cm" svg:height="10.504cm" draw:z-index="1"><draw:image xlink:href="https://media-mettzer-com.s3.amazonaws.com/users/5f08f96255e6060bae597e0e/images/5f0cee2c3eb6f80c498f5c85/upload_f47fc5902b40da3819cc7168843d7a58.png" xlink:type="simple" xlink:show="embed" xlink:actuate="onLoad" loext:mime-type="image/png"/><svg:title>Níveis de log do Kernel</svg:title></draw:frame>Debugging... (2019)</text:p>
      <text:p text:style-name="P24"/>
      <text:p text:style-name="P24"/>
      <text:h text:style-name="P29" text:outline-level="2">PROCESSAMENTO DE LINGUAGEM NATURAL</text:h>
      <text:p text:style-name="P22">O Processamento Natural de Linguagem, diz respeito a uma série de técnicas que envolvem a aplicação de métodos estatísticos, com ou sem <text:span text:style-name="T5">insights da </text:span>linguística, para entender textos com o propósito de resolver problemas do mundo real. Este "entendimento" deriva principalmente da transformação de texto em representações computacionais, que são estruturas combinacionais discretas ou contínuas tais quais vetores ou tensores, gráficos, e árvores <text:bookmark text:name="e9c85990-7714-4daf-bdab-e18dc44cc31c"/>(<text:span text:style-name="T12">RAO</text:span>; <text:span text:style-name="T12">MCMAHAN</text:span>, 2019).</text:p>
      <text:h text:style-name="P27" text:outline-level="3"><text:soft-page-break/>Word Embedding - A Vetorização das Palavras</text:h>
      <text:p text:style-name="P22">Dentro do processamento de linguagem natural, um dos conceitos chave é o de vetorização das palavras. Na prática, isto significa que todas as palavras do vocabulário são mapeadas para vetores, para que a análise possa ser feita.</text:p>
      <text:p text:style-name="P22">A ideia de modelar ou mapear palavras para vetores é comumente chamada de <text:span text:style-name="T10">Word2Vec</text:span> <text:span text:style-name="T10">(</text:span>palavra para vetor, em tradução livre). Este processo de mapeamento também é conhecido como <text:span text:style-name="T5">embedding</text:span> (embarcar, em português) e tal nomenclatura é largamente utilizada no universo de NLP (Natural Language Processing). Uma vez feito o mapeamento das palavras em <text:span text:style-name="T5">m</text:span> dimensões (Figura 3), têm-se a representação matemática das palavras e é possível fazer o treinamento.</text:p>
      <text:p text:style-name="P25"><text:bookmark text:name="5f107642e69e51efb4000002"/><text:span text:style-name="T13">Representação do método Word2Vec</text:span><text:line-break/><draw:frame draw:style-name="fr1" draw:name="Image3" text:anchor-type="as-char" svg:width="16.007cm" svg:height="6.191cm" draw:z-index="2"><draw:image xlink:href="https://media-mettzer-com.s3.amazonaws.com/users/5f08f96255e6060bae597e0e/images/5f107642535a5a0c20291e40/upload_5ce76523ac0296ffd86c0430b1a0892d.png" xlink:type="simple" xlink:show="embed" xlink:actuate="onLoad" loext:mime-type="image/png"/><svg:title>Representação do método Word2Vec</svg:title></draw:frame>Carin (2019)</text:p>
      <text:p text:style-name="P23"> <text:span text:style-name="T14">Existem diversos métodos e tecnologias para aplicação do conceito aqui apresentado para relacionar palavras com vetores e, geralmente, os resultados são bastante similares. Isto demonstra, de maneira implícita que tal conceito é bastante robusto. </text:span></text:p>
      <text:h text:style-name="P27" text:outline-level="3">Modelos Neurais para Reconhecimento de Texto</text:h>
      <text:p text:style-name="P21"/>
      <text:p text:style-name="P22"/>
      <text:h text:style-name="P27" text:outline-level="3"><text:soft-page-break/>Título terciário</text:h>
      <text:h text:style-name="P26" text:outline-level="4">Título quaternário</text:h>
      <text:h text:style-name="P28" text:outline-level="5">Título quinário</text:h>
      <text:p text:style-name="P22">Sempre que você começar um novo parágrafo aparecerá uma barra de tarefas especial para você adicionar ilustrações. Após adicionadas, as ilustrações serão enumeradas, enviadas para a lista e paginadas automaticamente. Sempre que você parar de digitar aparecerá uma pequena barra de tarefas para você adicionar uma referência na citação, assim você poderá se certificar que todo conteúdo citado no trabalho foi adicionado na lista de referências.</text:p>
      <text:p text:style-name="P25"><text:bookmark text:name="57c86fa4a9cde33845000004"/><text:span text:style-name="T13">Formatação automática nas Normas ABNT</text:span>Mettzer (2016)</text:p>
      <text:p text:style-name="P22">É isso jovem. Agora é só apagar tudo e começar o seu trabalho pra valer. Não esqueça de compartilhar com o seu orientador. Boa sorte!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8T23:50:49.180845325</meta:creation-date>
    <dc:date>2020-07-22T20:51:53.614520741</dc:date>
    <meta:editing-duration>PT22H8M18S</meta:editing-duration>
    <meta:editing-cycles>16</meta:editing-cycles>
    <meta:generator>LibreOffice/6.0.7.3$Linux_X86_64 LibreOffice_project/00m0$Build-3</meta:generator>
    <meta:document-statistic meta:table-count="0" meta:image-count="3" meta:object-count="0" meta:page-count="9" meta:paragraph-count="82" meta:word-count="1657" meta:character-count="10452" meta:non-whitespace-character-count="8871"/>
  </office:meta>
</office:document-meta>
</file>